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loext:fill-use-slide-background="false" draw:textarea-horizontal-align="center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3cm" svg:height="2.006cm" draw:transform="skewX (0.000872664625997165) rotate (-1.55194677087336) translate (4.13419631354569cm 8.1569354355326cm)" svg:viewBox="0 0 974 2007" svg:d="M974 1907c-84-405-174-1311-162-1582-5-137-812-442-811-278-15 435 109 1490 185 1826 44 185 798 160 788 34z">
          <text:p/>
        </draw:path>
        <draw:path draw:style-name="gr1" draw:text-style-name="P1" draw:layer="layout" svg:width="0.973cm" svg:height="2.006cm" draw:transform="skewX (0.000872664625997165) rotate (-1.55194677087336) translate (7.8311963135457cm 7.7099354355326cm)" svg:viewBox="0 0 974 2007" svg:d="M974 1907c-84-405-174-1311-162-1582-5-137-812-442-811-278-15 435 109 1490 185 1826 44 185 798 160 788 34z">
          <text:p/>
        </draw:path>
        <draw:path draw:style-name="gr2" draw:text-style-name="P1" draw:layer="layout" svg:width="6.004cm" svg:height="6.458cm" svg:x="1.998cm" svg:y="2.137cm" svg:viewBox="0 0 6005 6459" svg:d="M5361 2757c-102-1149-1203-2214-2490-1997s-2219 878-2249 2153 440 1606 1131 1822 606 973 545 1504c-27 232-735 336-698 30s315-655-280-806-1414-748-1311-2410 1359-2853 2995-3034c1635-180 2930 925 2997 2498s-731 2162-1311 2462-358 431-288 898-650 615-695 379c-197-959 241-1594 782-1894s974-456 872-1605z">
          <text:p/>
        </draw:path>
        <draw:path draw:style-name="gr1" draw:text-style-name="P1" draw:layer="layout" svg:width="0.902cm" svg:height="0.661cm" draw:transform="skewX (0.0012217304763961) rotate (-2.1556561591382) translate (2.8337906519277cm 8.50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4) rotate (-2.15652882376419) translate (4.42688958045841cm 8.314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307906519277cm 8.057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5) rotate (-2.15652882376419) translate (8.12388958045841cm 7.8674226950942cm)" svg:viewBox="0 0 903 661" svg:d="M528 644c136-64 328-219 366-367 34-139-27-185-184-243-156-57-352-32-459-3-277 72-309 187-173 369s314 309 450 244z">
          <text:p/>
        </draw:path>
        <draw:path draw:style-name="gr3" draw:text-style-name="P1" draw:layer="layout" svg:width="0.957cm" svg:height="1.46cm" draw:transform="rotate (-0.386066830541146) translate (5.18432663217039cm 0.37124197632701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89) rotate (-2.15652882376419) translate (6.2418736382088cm 0.55819549264570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7) rotate (-2.15705242253979) translate (5.4544725199636cm 1.33202411095099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8:27.674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